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llectionConverterImpl.updateManagableCollection( Session session , Node parentNode , CollectionDescriptor collectionDescriptor , ManageableObjects objects , String jcr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DefaultCollectionConverterImpl.insertManageableCollection( Session session , ManageableObjects objects , Node collectionNode , ClassDescriptor elementClassDescriptor , CollectionDescriptor collection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ollectionConverterImpl.doGetCollection( Session session , Node parentNode , CollectionDescriptor collectionDescriptor , Class collectionField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ollectionConverterImpl.updateManagableMap( Session session , Node parentNode , CollectionDescriptor collectionDescriptor , ManageableObjects objects , String jcr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CollectionConverterImpl.doIsNull( Session session , Node parentNode , CollectionDescriptor collectionDescriptor , Class collectionField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llectionConverterImpl.doUpdateCollection( Session session , Node parentNode , CollectionDescriptor collectionDescriptor , ManageableObjects objec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CollectionConverterImpl.insertManageableMap( Session session , ManageableObjects objects , Node collection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ollectionConverterImpl.doInsertCollection( Session session , Node parentNode , CollectionDescriptor collectionDescriptor , ManageableObjects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ollectionConverterImpl.DefaultCollection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